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8688in" fo:margin-left="-0.791in" table:align="left" style:writing-mode="lr-tb"/>
    </style:style>
    <style:style style:name="Table1.A" style:family="table-column">
      <style:table-column-properties style:column-width="0.9347in"/>
    </style:style>
    <style:style style:name="Table1.B" style:family="table-column">
      <style:table-column-properties style:column-width="0.0319in"/>
    </style:style>
    <style:style style:name="Table1.C" style:family="table-column">
      <style:table-column-properties style:column-width="0.2882in"/>
    </style:style>
    <style:style style:name="Table1.D" style:family="table-column">
      <style:table-column-properties style:column-width="0.0938in"/>
    </style:style>
    <style:style style:name="Table1.E" style:family="table-column">
      <style:table-column-properties style:column-width="0.2132in"/>
    </style:style>
    <style:style style:name="Table1.F" style:family="table-column">
      <style:table-column-properties style:column-width="0.191in"/>
    </style:style>
    <style:style style:name="Table1.G" style:family="table-column">
      <style:table-column-properties style:column-width="0.0285in"/>
    </style:style>
    <style:style style:name="Table1.H" style:family="table-column">
      <style:table-column-properties style:column-width="0.15in"/>
    </style:style>
    <style:style style:name="Table1.I" style:family="table-column">
      <style:table-column-properties style:column-width="0.1111in"/>
    </style:style>
    <style:style style:name="Table1.J" style:family="table-column">
      <style:table-column-properties style:column-width="0.3319in"/>
    </style:style>
    <style:style style:name="Table1.K" style:family="table-column">
      <style:table-column-properties style:column-width="0.0771in"/>
    </style:style>
    <style:style style:name="Table1.L" style:family="table-column">
      <style:table-column-properties style:column-width="0.1819in"/>
    </style:style>
    <style:style style:name="Table1.M" style:family="table-column">
      <style:table-column-properties style:column-width="0.2951in"/>
    </style:style>
    <style:style style:name="Table1.N" style:family="table-column">
      <style:table-column-properties style:column-width="0.2458in"/>
    </style:style>
    <style:style style:name="Table1.O" style:family="table-column">
      <style:table-column-properties style:column-width="0.1479in"/>
    </style:style>
    <style:style style:name="Table1.P" style:family="table-column">
      <style:table-column-properties style:column-width="0.0875in"/>
    </style:style>
    <style:style style:name="Table1.Q" style:family="table-column">
      <style:table-column-properties style:column-width="0.4in"/>
    </style:style>
    <style:style style:name="Table1.R" style:family="table-column">
      <style:table-column-properties style:column-width="0.0924in"/>
    </style:style>
    <style:style style:name="Table1.S" style:family="table-column">
      <style:table-column-properties style:column-width="0.1069in"/>
    </style:style>
    <style:style style:name="Table1.T" style:family="table-column">
      <style:table-column-properties style:column-width="0.1778in"/>
    </style:style>
    <style:style style:name="Table1.U" style:family="table-column">
      <style:table-column-properties style:column-width="0.1236in"/>
    </style:style>
    <style:style style:name="Table1.V" style:family="table-column">
      <style:table-column-properties style:column-width="0.1882in"/>
    </style:style>
    <style:style style:name="Table1.W" style:family="table-column">
      <style:table-column-properties style:column-width="0.0931in"/>
    </style:style>
    <style:style style:name="Table1.X" style:family="table-column">
      <style:table-column-properties style:column-width="0.3028in"/>
    </style:style>
    <style:style style:name="Table1.Y" style:family="table-column">
      <style:table-column-properties style:column-width="0.0965in"/>
    </style:style>
    <style:style style:name="Table1.Z" style:family="table-column">
      <style:table-column-properties style:column-width="0.3958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2014in"/>
    </style:style>
    <style:style style:name="Table1.d" style:family="table-column">
      <style:table-column-properties style:column-width="0.5903in"/>
    </style:style>
    <style:style style:name="Table1.e" style:family="table-column">
      <style:table-column-properties style:column-width="0.2958in"/>
    </style:style>
    <style:style style:name="Table1.f" style:family="table-column">
      <style:table-column-properties style:column-width="0.2563in"/>
    </style:style>
    <style:style style:name="Table1.g" style:family="table-column">
      <style:table-column-properties style:column-width="0.1667in"/>
    </style:style>
    <style:style style:name="Table1.h" style:family="table-column">
      <style:table-column-properties style:column-width="0.7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9" style:family="table-row">
      <style:table-row-properties style:min-row-height="0.2111in" fo:keep-together="auto"/>
    </style:style>
    <style:style style:name="Table1.10" style:family="table-row">
      <style:table-row-properties style:min-row-height="0.2833in" fo:keep-together="auto"/>
    </style:style>
    <style:style style:name="Table1.21" style:family="table-row">
      <style:table-row-properties style:min-row-height="0.7139in" fo:keep-together="auto"/>
    </style:style>
    <style:style style:name="Table1.24" style:family="table-row">
      <style:table-row-properties style:min-row-height="0.1431in" fo:keep-together="auto"/>
    </style:style>
    <style:style style:name="Table1.25" style:family="table-row">
      <style:table-row-properties style:min-row-height="0.3833in" fo:keep-together="auto"/>
    </style:style>
    <style:style style:name="Table1.38" style:family="table-row">
      <style:table-row-properties style:min-row-height="0.2222in" fo:keep-together="auto"/>
    </style:style>
    <style:style style:name="Table1.A38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44" style:family="table-row">
      <style:table-row-properties style:min-row-height="0.2556in" fo:keep-together="auto"/>
    </style:style>
    <style:style style:name="Table2" style:family="table">
      <style:table-properties style:width="6.1375in" fo:margin-left="0in" table:align="left" style:writing-mode="lr-tb"/>
    </style:style>
    <style:style style:name="Table2.A" style:family="table-column">
      <style:table-column-properties style:column-width="1.1778in"/>
    </style:style>
    <style:style style:name="Table2.B" style:family="table-column">
      <style:table-column-properties style:column-width="2.909in"/>
    </style:style>
    <style:style style:name="Table2.C" style:family="table-column">
      <style:table-column-properties style:column-width="2.05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069in" fo:padding-right="0.0069in" fo:padding-top="0in" fo:padding-bottom="0in" fo:border="0.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8pt" fo:font-weight="bold" style:font-name-asian="Arial" style:font-size-asian="8pt" style:font-weight-asian="bold" style:font-name-complex="Arial" style:font-size-complex="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top="0in" fo:margin-bottom="0in" loext:contextual-spacing="false" fo:line-height="100%"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Standard">
      <style:paragraph-properties fo:margin-top="0in" fo:margin-bottom="0in" loext:contextual-spacing="false" fo:line-height="100%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4" style:family="paragraph" style:parent-style-name="Standard">
      <style:paragraph-properties fo:margin-top="0in" fo:margin-bottom="0in" loext:contextual-spacing="false" fo:line-height="100%">
        <style:tab-stops>
          <style:tab-stop style:position="0.6252in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fo:font-size="8pt" style:font-name-asian="Arial" style:font-size-asian="8pt" style:font-name-complex="Arial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7pt" fo:font-weight="bold" style:font-size-asian="7pt" style:font-weight-asian="bold" style:font-name-complex="Arial" style:font-size-complex="7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7pt" fo:font-weight="bold" style:font-name-asian="Arial" style:font-size-asian="7pt" style:font-weight-asian="bold" style:font-name-complex="Arial" style:font-size-complex="7pt"/>
    </style:style>
    <style:style style:name="P2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23" style:family="paragraph" style:parent-style-name="Standard">
      <style:paragraph-properties fo:margin-left="0.5138in" fo:margin-right="0in" fo:margin-top="0in" fo:margin-bottom="0in" loext:contextual-spacing="false" fo:line-height="100%" fo:text-align="justify" style:justify-single-word="false" fo:text-indent="0in" style:auto-text-indent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4" style:family="paragraph" style:parent-style-name="Standard">
      <style:paragraph-properties fo:margin-left="0.3819in" fo:margin-right="0in" fo:margin-top="0in" fo:margin-bottom="0in" loext:contextual-spacing="false" fo:line-height="100%" fo:text-align="justify" style:justify-single-word="false" fo:text-indent="0in" style:auto-text-indent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5" style:family="paragraph" style:parent-style-name="Standard">
      <style:paragraph-properties fo:margin-left="0.3335in" fo:margin-right="0in" fo:margin-top="0in" fo:margin-bottom="0in" loext:contextual-spacing="false" fo:line-height="100%" fo:text-align="justify" style:justify-single-word="false" fo:text-indent="0in" style:auto-text-indent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Standard">
      <style:paragraph-properties fo:margin-left="0.9409in" fo:margin-right="0in" fo:margin-top="0in" fo:margin-bottom="0in" loext:contextual-spacing="false" fo:line-height="100%" fo:text-align="justify" style:justify-single-word="false" fo:text-indent="0in" style:auto-text-indent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margin-left="0.0752in" fo:margin-right="0in" fo:text-align="center" style:justify-single-word="false" fo:text-indent="0in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28" style:family="paragraph" style:parent-style-name="Standard">
      <style:paragraph-properties fo:margin-left="0.0752in" fo:margin-right="0in" fo:text-align="justify" style:justify-single-word="false" fo:text-indent="0in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29" style:family="paragraph" style:parent-style-name="Standard">
      <style:paragraph-properties fo:margin-left="0.0161in" fo:margin-right="0in" fo:text-align="justify" style:justify-single-word="false" fo:text-indent="0in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30" style:family="paragraph" style:parent-style-name="Standard">
      <style:paragraph-properties fo:margin-left="0.2902in" fo:margin-right="0in" fo:text-align="justify" style:justify-single-word="false" fo:text-indent="0in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31" style:family="paragraph" style:parent-style-name="Standard">
      <style:paragraph-properties fo:margin-left="0.2902in" fo:margin-right="0in" fo:text-align="justify" style:justify-single-word="false" fo:text-indent="0in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8pt" style:font-size-asian="8pt" style:font-name-complex="Arial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HISTORIA CLINICA PYP CONTROL DEL JOVEN - MANUAL</text:span></text:p>
      <text:p text:style-name="P7">ESE CARMEN EMILIA OSPINA</text:p>
      <text:p text:style-name="P7">NIT <text:s/>813.005.265-7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Z"/>
        <table:table-column table:style-name="Table1.Y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6" office:value-type="string">
            <text:p text:style-name="P11">FECHA Y HORA DE LA CONSULT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2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" table:number-columns-spanned="34" office:value-type="string">
            <text:p text:style-name="P13">DATOS PERSON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1">NOMBRE Y APELLIDO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2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1">SEX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8">EDAD:</text:p>
          </table:table-cell>
          <table:covered-table-cell/>
          <table:covered-table-cell/>
          <table:covered-table-cell/>
          <table:table-cell table:style-name="Table1.G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1">FECHA_NACIMEI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2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1">TIPO Y DOCUMENTO DE IDENT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2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1">EP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" table:number-columns-spanned="15" office:value-type="string">
            <text:p text:style-name="P11">Centro de Salu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1">TELEFO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2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6" office:value-type="string">
            <text:p text:style-name="P11">ACUDIENTE Y PARENTESC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2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G1" table:number-columns-spanned="34" office:value-type="string">
            <text:p text:style-name="P13">HC PYP <text:s/>CONTROL DEL JOV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9">OCUPACIÒN</text:p>
          </table:table-cell>
          <table:table-cell table:style-name="Table1.A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8" office:value-type="string">
            <text:p text:style-name="P19">ESTADO CIV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table:number-columns-spanned="7" office:value-type="string">
            <text:p text:style-name="P19">MENARCA O ESPERMAR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1"><text:s text:c="7"/></text:p>
          </table:table-cell>
          <table:covered-table-cell/>
          <table:covered-table-cell/>
          <table:table-cell table:style-name="Table1.A1" table:number-columns-spanned="2" office:value-type="string">
            <text:p text:style-name="P19">ACTIVIDAD SEXUAL</text:p>
          </table:table-cell>
          <table:covered-table-cell/>
          <table:table-cell table:style-name="Table1.G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19">USA EL CONDON</text:p>
          </table:table-cell>
          <table:covered-table-cell/>
          <table:covered-table-cell/>
          <table:covered-table-cell/>
          <table:table-cell table:style-name="Table1.A1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9">EDAD DE PRIMERA R. SEXUAL</text:p>
          </table:table-cell>
          <table:covered-table-cell/>
          <table:covered-table-cell/>
          <table:covered-table-cell/>
          <table:table-cell table:style-name="Table1.A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9">No. COMPAÑEROS SEXUALES</text:p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0"/>
          </table:table-cell>
          <table:covered-table-cell/>
          <table:covered-table-cell/>
          <table:table-cell table:style-name="Table1.G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7" office:value-type="string">
            <text:p text:style-name="P19">QUE ETS CONO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15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9">QUE METODO DE PLANIFICACION CONOCE</text:p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6"/>
          </table:table-cell>
          <table:covered-table-cell/>
          <table:covered-table-cell/>
          <table:table-cell table:style-name="Table1.A1" table:number-columns-spanned="3" office:value-type="string">
            <text:p text:style-name="P19">CUAL METODO UTILIZA</text:p>
          </table:table-cell>
          <table:covered-table-cell/>
          <table:covered-table-cell/>
          <table:table-cell table:style-name="Table1.G1" office:value-type="string">
            <text:p text:style-name="P20"/>
          </table:table-cell>
        </table:table-row>
        <table:table-row table:style-name="Table1.10">
          <table:table-cell table:style-name="Table1.A1" table:number-columns-spanned="3" office:value-type="string">
            <text:p text:style-name="P19">CONVULSIONES</text:p>
          </table:table-cell>
          <table:covered-table-cell/>
          <table:covered-table-cell/>
          <table:table-cell table:style-name="Table1.A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9">ALCOHOLISMO 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table:number-columns-spanned="6" office:value-type="string">
            <text:p text:style-name="P19">ENFERMEDADES MENT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0"/>
          </table:table-cell>
          <table:covered-table-cell/>
          <table:covered-table-cell/>
          <table:table-cell table:style-name="Table1.A1" table:number-columns-spanned="5" office:value-type="string">
            <text:p text:style-name="P19">TABAQUISMO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3" office:value-type="string">
            <text:p text:style-name="P19">CANCER</text:p>
          </table:table-cell>
          <table:covered-table-cell/>
          <table:covered-table-cell/>
          <table:table-cell table:style-name="Table1.G1" office:value-type="string">
            <text:p text:style-name="P20"/>
          </table:table-cell>
        </table:table-row>
        <table:table-row table:style-name="Table1.10">
          <table:table-cell table:style-name="Table1.A1" table:number-columns-spanned="3" office:value-type="string">
            <text:p text:style-name="P19">DROGODEPENDENCIA</text:p>
          </table:table-cell>
          <table:covered-table-cell/>
          <table:covered-table-cell/>
          <table:table-cell table:style-name="Table1.A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9">TRASTORNO METABOLISMO LIPIDOS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table:number-columns-spanned="6" office:value-type="string">
            <text:p text:style-name="P19">OTR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0"/>
          </table:table-cell>
          <table:covered-table-cell/>
          <table:covered-table-cell/>
          <table:table-cell table:style-name="Table1.A1" table:number-columns-spanned="5" office:value-type="string">
            <text:p text:style-name="P19">ESTADO CIVIL DE LOS PADRES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3" office:value-type="string">
            <text:p text:style-name="P19">RELACION CON LOS PADRES</text:p>
          </table:table-cell>
          <table:covered-table-cell/>
          <table:covered-table-cell/>
          <table:table-cell table:style-name="Table1.G1" office:value-type="string">
            <text:p text:style-name="P20"/>
          </table:table-cell>
        </table:table-row>
        <table:table-row table:style-name="Table1.10">
          <table:table-cell table:style-name="Table1.A1" table:number-columns-spanned="3" office:value-type="string">
            <text:p text:style-name="P19">RELACION CON LOS HERMANOS</text:p>
          </table:table-cell>
          <table:covered-table-cell/>
          <table:covered-table-cell/>
          <table:table-cell table:style-name="Table1.A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9">DEPENDENCIA ECONOMICA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table:number-columns-spanned="6" office:value-type="string">
            <text:p text:style-name="P19">PROBLEMAS AFECTIV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0"/>
          </table:table-cell>
          <table:covered-table-cell/>
          <table:covered-table-cell/>
          <table:table-cell table:style-name="Table1.A1" table:number-columns-spanned="5" office:value-type="string">
            <text:p text:style-name="P19">GRUPO ETÁREO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3" office:value-type="string">
            <text:p text:style-name="P19">VIVE ACTUAL CON</text:p>
          </table:table-cell>
          <table:covered-table-cell/>
          <table:covered-table-cell/>
          <table:table-cell table:style-name="Table1.G1" office:value-type="string">
            <text:p text:style-name="P20"/>
          </table:table-cell>
        </table:table-row>
        <table:table-row table:style-name="Table1.10">
          <table:table-cell table:style-name="Table1.A1" table:number-columns-spanned="3" office:value-type="string">
            <text:p text:style-name="P19">OCUPACION DE LOS PADRES</text:p>
          </table:table-cell>
          <table:covered-table-cell/>
          <table:covered-table-cell/>
          <table:table-cell table:style-name="Table1.A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9">ESCOLARIDAD DE LOS PADRES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table:number-columns-spanned="6" office:value-type="string">
            <text:p text:style-name="P19">PROYECTO DE VID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0"/>
          </table:table-cell>
          <table:covered-table-cell/>
          <table:covered-table-cell/>
          <table:table-cell table:style-name="Table1.A1" table:number-columns-spanned="5" office:value-type="string">
            <text:p text:style-name="P19">IMAGEN CORPORAL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3" office:value-type="string">
            <text:p text:style-name="P19">RELIGION</text:p>
          </table:table-cell>
          <table:covered-table-cell/>
          <table:covered-table-cell/>
          <table:table-cell table:style-name="Table1.G1" office:value-type="string">
            <text:p text:style-name="P20"/>
          </table:table-cell>
        </table:table-row>
        <table:table-row table:style-name="Table1.10">
          <table:table-cell table:style-name="Table1.A1" table:number-columns-spanned="3" office:value-type="string">
            <text:p text:style-name="P19">EN CUANTOS COLEGIOS A ESTUDIADO</text:p>
          </table:table-cell>
          <table:covered-table-cell/>
          <table:covered-table-cell/>
          <table:table-cell table:style-name="Table1.A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9">ESCOLARIDAD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table:number-columns-spanned="6" office:value-type="string">
            <text:p text:style-name="P19">RENDIMIENTO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0"/>
          </table:table-cell>
          <table:covered-table-cell/>
          <table:covered-table-cell/>
          <table:table-cell table:style-name="Table1.A1" table:number-columns-spanned="5" office:value-type="string">
            <text:p text:style-name="P19">DISCIPLINA ESCOLAR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3" office:value-type="string">
            <text:p text:style-name="P19">RELACION CON PROFESORES</text:p>
          </table:table-cell>
          <table:covered-table-cell/>
          <table:covered-table-cell/>
          <table:table-cell table:style-name="Table1.G1" office:value-type="string">
            <text:p text:style-name="P20"/>
          </table:table-cell>
        </table:table-row>
        <table:table-row table:style-name="Table1.10">
          <table:table-cell table:style-name="Table1.A1" table:number-columns-spanned="3" office:value-type="string">
            <text:p text:style-name="P19">ACTIVIDADES RECREATIVAS</text:p>
          </table:table-cell>
          <table:covered-table-cell/>
          <table:covered-table-cell/>
          <table:table-cell table:style-name="Table1.A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9">USO DEL TIEMPO LIBRE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G1" table:number-columns-spanned="1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G1" table:number-columns-spanned="34" office:value-type="string">
            <text:p text:style-name="P13">ANAMNE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G1" table:number-columns-spanned="34" office:value-type="string">
            <text:p text:style-name="P11">Motivo de consulta:</text:p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G1" table:number-columns-spanned="34" office:value-type="string">
            <text:p text:style-name="P11">Enfermedad actual: <text:s/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G1" table:number-columns-spanned="34" office:value-type="string">
            <text:p text:style-name="P11">Antecedentes: <text:s/></text:p>
            <text:p text:style-name="P17">Médicos:</text:p>
            <text:p text:style-name="P17">Quirúrgicos:</text:p>
            <text:p text:style-name="P17">Familiares:</text:p>
            <text:p text:style-name="P17">Alérgicos:</text:p>
            <text:p text:style-name="P17">Farmacológico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G1" table:number-columns-spanned="34" office:value-type="string">
            <text:p text:style-name="P13">EXAMEN FI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G1" table:number-columns-spanned="34" office:value-type="string">
            <text:p text:style-name="P11">ESTADO GENERAL: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1" table:number-columns-spanned="2" office:value-type="string">
            <text:p text:style-name="P8">TA:</text:p>
          </table:table-cell>
          <table:covered-table-cell/>
          <table:table-cell table:style-name="Table1.A1" table:number-columns-spanned="9" office:value-type="string">
            <text:p text:style-name="P8">Temperatur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8">FC:</text:p>
          </table:table-cell>
          <table:covered-table-cell/>
          <table:covered-table-cell/>
          <table:table-cell table:style-name="Table1.A1" table:number-columns-spanned="3" office:value-type="string">
            <text:p text:style-name="P8">FR:</text:p>
          </table:table-cell>
          <table:covered-table-cell/>
          <table:covered-table-cell/>
          <table:table-cell table:style-name="Table1.A1" table:number-columns-spanned="7" office:value-type="string">
            <text:p text:style-name="P8">PESO ACTUAL <text:s text:c="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><text:s text:c="7"/></text:p>
          </table:table-cell>
          <table:covered-table-cell/>
          <table:table-cell table:style-name="Table1.G1" table:number-columns-spanned="8" office:value-type="string">
            <text:p text:style-name="P8">PESO ANTERIOR <text:s text:c="20"/>TAL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4">CABEZA: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9">
          <table:table-cell table:style-name="Table1.A1" table:number-columns-spanned="3" office:value-type="string">
            <text:p text:style-name="P11">ORL: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CUELLO: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ABDOMEN: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GENITALES: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NEUROLOGICOS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CAMPOS</text:p>
            <text:p text:style-name="P11">PULMONARES: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TORAX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EXTREMIDADES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PIEL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11">OBSERVACIONES</text:p>
          </table:table-cell>
          <table:covered-table-cell/>
          <table:covered-table-cell/>
          <table:table-cell table:style-name="Table1.G1" table:number-columns-spanned="3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8">
          <table:table-cell table:style-name="Table1.A38" table:number-columns-spanned="34" office:value-type="string">
            <text:p text:style-name="P27">AGUDEZA VISU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8">
          <table:table-cell table:style-name="Table1.A39" table:number-columns-spanned="5" office:value-type="string">
            <text:p text:style-name="P28">OJO IZQUIERDO</text:p>
          </table:table-cell>
          <table:covered-table-cell/>
          <table:covered-table-cell/>
          <table:covered-table-cell/>
          <table:covered-table-cell/>
          <table:table-cell table:style-name="Table1.A39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39" table:number-columns-spanned="10" office:value-type="string">
            <text:p text:style-name="P29">OJO DEREC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3" office:value-type="string">
            <text:p text:style-name="P3">OBSERVACIONES</text:p>
          </table:table-cell>
          <table:covered-table-cell/>
          <table:covered-table-cell/>
          <table:table-cell table:style-name="Table1.A38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38">
          <table:table-cell table:style-name="Table1.A38" table:number-columns-spanned="34" office:value-type="string">
            <text:p text:style-name="P27">LABORATO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8">
          <table:table-cell table:style-name="Table1.A39" table:number-columns-spanned="5" office:value-type="string">
            <text:p text:style-name="P28">HEMOGLOBINA</text:p>
          </table:table-cell>
          <table:covered-table-cell/>
          <table:covered-table-cell/>
          <table:covered-table-cell/>
          <table:covered-table-cell/>
          <table:table-cell table:style-name="Table1.A39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39" table:number-columns-spanned="10" office:value-type="string">
            <text:p text:style-name="P29">RESUL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4" office:value-type="string">
            <text:p text:style-name="P3">HEMATOCRITO</text:p>
          </table:table-cell>
          <table:covered-table-cell/>
          <table:covered-table-cell/>
          <table:covered-table-cell/>
          <table:table-cell table:style-name="Table1.A38" table:number-columns-spanned="2" office:value-type="string">
            <text:p text:style-name="P4"/>
          </table:table-cell>
          <table:covered-table-cell/>
        </table:table-row>
        <table:table-row table:style-name="Table1.38">
          <table:table-cell table:style-name="Table1.A39" table:number-columns-spanned="5" office:value-type="string">
            <text:p text:style-name="P28">RESULTADO</text:p>
          </table:table-cell>
          <table:covered-table-cell/>
          <table:covered-table-cell/>
          <table:covered-table-cell/>
          <table:covered-table-cell/>
          <table:table-cell table:style-name="Table1.A39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39" table:number-columns-spanned="10" office:value-type="string">
            <text:p text:style-name="P3">COLESTEROL HD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2" office:value-type="string">
            <text:p text:style-name="P3">RESULTADO</text:p>
          </table:table-cell>
          <table:covered-table-cell/>
          <table:table-cell table:style-name="Table1.A38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38">
          <table:table-cell table:style-name="Table1.A39" table:number-columns-spanned="5" office:value-type="string">
            <text:p text:style-name="P3">VIH</text:p>
          </table:table-cell>
          <table:covered-table-cell/>
          <table:covered-table-cell/>
          <table:covered-table-cell/>
          <table:covered-table-cell/>
          <table:table-cell table:style-name="Table1.A39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39" table:number-columns-spanned="10" office:value-type="string">
            <text:p text:style-name="P29">RESUL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8" office:value-type="string">
            <text:p text:style-name="P30">CITOLOG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8" table:number-columns-spanned="6" office:value-type="string">
            <text:p text:style-name="P5"><text:s text:c="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4">
          <table:table-cell table:style-name="Table1.A39" table:number-columns-spanned="5" office:value-type="string">
            <text:p text:style-name="P28">VALORACION NUTRICIONAL</text:p>
          </table:table-cell>
          <table:covered-table-cell/>
          <table:covered-table-cell/>
          <table:covered-table-cell/>
          <table:covered-table-cell/>
          <table:table-cell table:style-name="Table1.A38" table:number-columns-spanned="2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8">
          <table:table-cell table:style-name="Table1.A38" table:number-columns-spanned="34" office:value-type="string">
            <text:p text:style-name="P27">ESTAD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8">
          <table:table-cell table:style-name="Table1.A39" table:number-columns-spanned="5" office:value-type="string">
            <text:p text:style-name="P28">TANNER HOMBRES DESARROLLO GENITAL</text:p>
          </table:table-cell>
          <table:covered-table-cell/>
          <table:covered-table-cell/>
          <table:covered-table-cell/>
          <table:covered-table-cell/>
          <table:table-cell table:style-name="Table1.A39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39" table:number-columns-spanned="10" office:value-type="string">
            <text:p text:style-name="P29">TANNER F/M DESARROLLO DEL VE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9" table:number-columns-spanned="3" office:value-type="string">
            <text:p text:style-name="P3">TANNER MUJER MAMA</text:p>
          </table:table-cell>
          <table:covered-table-cell/>
          <table:covered-table-cell/>
          <table:table-cell table:style-name="Table1.A38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3"/>
      <text:p text:style-name="P3">CODIGO DE LA CONSULTA:</text:p>
      <text:p text:style-name="P6">DIAGNOSTICO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CODIGO CIE -10</text:p>
          </table:table-cell>
          <table:table-cell table:style-name="Table2.B1" office:value-type="string">
            <text:p text:style-name="P15">NOMBRE</text:p>
          </table:table-cell>
          <table:table-cell table:style-name="Table2.C1" office:value-type="string">
            <text:p text:style-name="P15">PRINCIPAL</text:p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16"/>
          </table:table-cell>
          <table:table-cell table:style-name="Table2.C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16"/>
          </table:table-cell>
          <table:table-cell table:style-name="Table2.C1" office:value-type="string">
            <text:p text:style-name="P16"/>
          </table:table-cell>
        </table:table-row>
      </table:table>
      <text:p text:style-name="P3"/>
      <text:p text:style-name="P3">PLAN DE MANEJO:</text:p>
      <text:p text:style-name="P3"/>
      <text:p text:style-name="P3">INDICACIONES:</text:p>
      <text:p text:style-name="P10"/>
      <text:p text:style-name="P10">Firma del paciente o acudiente: ____________________________________Huella: <text:s text:c="25"/></text:p>
      <text:p text:style-name="P10"/>
      <text:p text:style-name="P10"/>
      <text:p text:style-name="P10">NOMBRE <text:s/>MEDICO:</text:p>
      <text:p text:style-name="P3">Registro: <text:s text:c="4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CO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022400625</meta:initial-creator>
    <meta:creation-date>2015-04-14T11:51:00</meta:creation-date>
    <dc:creator>022400625</dc:creator>
    <dc:date>2015-04-14T11:52:00</dc:date>
    <meta:editing-cycles>1</meta:editing-cycles>
    <meta:editing-duration>PT1M</meta:editing-duration>
    <meta:document-statistic meta:table-count="2" meta:image-count="0" meta:object-count="0" meta:page-count="2" meta:paragraph-count="113" meta:word-count="234" meta:character-count="1815" meta:non-whitespace-character-count="1557"/>
    <meta:generator>LibreOffice/6.0.7.3$Linux_X86_64 LibreOffice_project/00m0$Build-3</meta:generator>
  </office:meta>
</office:document-meta>
</file>